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 PL ShanHeiSun Uni" svg:font-family="'AR PL ShanHeiSun Uni'" style:font-pitch="variable"/>
    <style:font-face style:name="AR PL SungtiL GB" svg:font-family="'AR PL SungtiL GB'" style:font-pitch="variable"/>
    <style:font-face style:name="AR PL ZenKai Uni" svg:font-family="'AR PL ZenKai Uni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 style:master-page-name="First_20_Page">
      <style:paragraph-properties fo:text-align="center" style:justify-single-word="false"/>
      <style:text-properties fo:font-size="14pt" style:font-name-asian="AR PL ZenKai Uni" style:font-size-asian="14pt" style:font-size-complex="14pt"/>
    </style:style>
    <style:style style:name="P2" style:family="paragraph" style:parent-style-name="Standard">
      <style:text-properties style:font-name-asian="AR PL ZenKai Uni"/>
    </style:style>
    <style:style style:name="P3" style:family="paragraph" style:parent-style-name="Standard">
      <style:text-properties fo:font-size="12pt" style:font-name-asian="AR PL ZenKai Uni" style:font-size-asian="12pt" style:font-size-complex="12pt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内蒙古 呼和浩特市 人民党政机关 </text:p>
      <text:p text:style-name="P2"/>
      <text:p text:style-name="P2">通讯录系统</text:p>
      <text:p text:style-name="P2"/>
      <text:p text:style-name="P2"><text:s text:c="4"/>－－－－－访问者 （所有未注册用户）：－－－－－</text:p>
      <text:p text:style-name="P2"><text:s text:c="4"/>可以使用此平台浏览和搜索各机关公开的联系方式。</text:p>
      <text:p text:style-name="P2"/>
      <text:p text:style-name="P2">　　用户注册之前需查看是否有本单位的信息，如果有并且已通过管理员认证，本单位的工作人员才可以注册。如果没有本单位的信息，任何工作人员都可以提交自己单位的相关信息。经过管理员认证以后此单位的工作人员就可以注册了。</text:p>
      <text:p text:style-name="P2"><text:s text:c="4"/>此单位的第一个注册人员许管理员认证，已注册用户可以认证本单位的其它用户。　　</text:p>
      <text:p text:style-name="P2"/>
      <text:p text:style-name="P2">　　－－－－－普通用户（已注册的机关普通工作人员）：－－－－－</text:p>
      <text:p text:style-name="P2"><text:s text:c="4"/>拥有访问者的所有功能。外加可以修改自己的信息，并可查看自己单位所有人员的详细信息、可以认证其他工作人员的注册通过，可以指出已不在本单位工作的人员，被指人员的帐号将被冻结，直到再被其他机关的工作人员认证通过。可以修改本单位信息，经管理员认证以后生效。</text:p>
      <text:p text:style-name="P2">　　</text:p>
      <text:p text:style-name="P2">　　－－－－－系统管理员：－－－－－</text:p>
      <text:p text:style-name="P2"><text:s text:c="4"/>认证用户注册、修改单位信息<text:span text:style-name="T1">。</text:span></text:p>
      <text:p text:style-name="P3"/>
      <text:p text:style-name="P3"><text:s text:c="4"/>－－－－－其它政府软件系统：－－－－－</text:p>
      <text:p text:style-name="P2"><text:s text:c="4"/>利用此系统进行用户认证。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 PL ShanHeiSun Uni" svg:font-family="'AR PL ShanHeiSun Uni'" style:font-pitch="variable"/>
    <style:font-face style:name="AR PL SungtiL GB" svg:font-family="'AR PL SungtiL GB'" style:font-pitch="variable"/>
    <style:font-face style:name="AR PL ZenKai Uni" svg:font-family="'AR PL ZenKai Uni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 PL SungtiL GB" style:font-size-asian="12pt" style:language-asian="zh" style:country-asian="CN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SungtiL GB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pm2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8.2673in" fo:page-height="11.6925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style:dynamic-spacing="false"/>
      </style:footer-style>
    </style:page-layout>
  </office:automatic-styles>
  <office:master-styles>
    <style:master-page style:name="Standard" style:page-layout-name="pm1">
      <style:footer>
        <text:p text:style-name="P1"><text:page-count>3</text:page-count> - <text:s/><text:page-number text:select-page="current">3</text:page-number></text:p>
      </style:footer>
    </style:master-page>
    <style:master-page style:name="First_20_Page" style:display-name="First Page" style:page-layout-name="pm2" style:next-style-name="Standard"/>
    <style:master-page style:name="Left_20_Page" style:display-name="Left Page" style:page-layout-name="pm3"/>
    <style:master-page style:name="Right_20_Page" style:display-name="Right Page" style:page-layout-name="pm4"/>
    <style:master-page style:name="Index" style:page-layout-name="pm5"/>
    <style:master-page style:name="HTML" style:page-layout-name="pm6"/>
    <style:master-page style:name="Footnote" style:page-layout-name="pm7"/>
    <style:master-page style:name="页码" style:page-layout-name="pm8">
      <style:footer>
        <text:p text:style-name="Footer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brgd bu</meta:initial-creator>
    <meta:creation-date>2006-04-08T11:41:05</meta:creation-date>
    <dc:creator>brgd b</dc:creator>
    <dc:date>2006-05-06T11:09:47</dc:date>
    <meta:printed-by>brgd bu</meta:printed-by>
    <meta:print-date>2006-04-08T12:35:16</meta:print-date>
    <dc:language>en-US</dc:language>
    <meta:editing-cycles>51</meta:editing-cycles>
    <meta:editing-duration>PT6H23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4" meta:word-count="173" meta:character-count="466"/>
  </office:meta>
</office:document-meta>
</file>